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erdana" svg:font-family="Verdana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apple-system1" svg:font-family="apple-system, BlinkMacSystemFont, 'Segoe UI', Helvetica, Arial, sans-serif, 'Apple Color Emoji', 'Segoe UI Emoji'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pple-system1" fo:font-size="11pt" style:text-underline-style="solid" style:text-underline-width="auto" style:text-underline-color="font-color" fo:font-weight="bold" officeooo:rsid="001c0f43" officeooo:paragraph-rsid="0004d3b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pple-system1" fo:font-size="11pt" style:text-underline-style="none" fo:font-weight="normal" officeooo:rsid="001c0f43" officeooo:paragraph-rsid="0004d3bb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pple-system1" fo:font-size="11pt" style:text-underline-style="none" fo:font-weight="normal" officeooo:rsid="001fc046" officeooo:paragraph-rsid="0004d3bb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pple-system1" fo:font-size="11pt" style:text-underline-style="none" fo:font-weight="normal" officeooo:rsid="000b09bb" officeooo:paragraph-rsid="000b09b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pple-system1" fo:font-size="11pt" style:text-underline-style="none" fo:font-weight="normal" officeooo:rsid="000be118" officeooo:paragraph-rsid="000be118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pple-system1" style:text-underline-style="none" fo:font-weight="normal" officeooo:rsid="001c0f43" officeooo:paragraph-rsid="0004d3bb" style:font-weight-asian="normal" style:font-weight-complex="normal"/>
    </style:style>
    <style:style style:name="P7" style:family="paragraph" style:parent-style-name="Standard">
      <style:text-properties fo:font-size="11pt" officeooo:paragraph-rsid="0004d3bb" style:font-size-asian="11pt" style:font-size-complex="11pt"/>
    </style:style>
    <style:style style:name="P8" style:family="paragraph" style:parent-style-name="Standard">
      <style:text-properties fo:font-size="11pt" style:text-underline-style="none" fo:font-weight="normal" officeooo:paragraph-rsid="0004d3bb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04d3bb"/>
    </style:style>
    <style:style style:name="P10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solid" style:text-underline-width="auto" style:text-underline-color="font-color" fo:font-weight="bold" officeooo:rsid="002278e5" officeooo:paragraph-rsid="0004d3bb" style:font-name-asian="NSimSun" style:font-size-asian="11pt" style:font-weight-asian="bold" style:font-name-complex="Lucida Sans" style:font-size-complex="11pt" style:font-weight-complex="bold"/>
    </style:style>
    <style:style style:name="P11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278e5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12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6c7cb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13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52032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14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officeooo:paragraph-rsid="0004d3bb" style:font-name-asian="NSimSun" style:font-size-asian="11pt" style:font-name-complex="Lucida Sans" style:font-size-complex="11pt"/>
    </style:style>
    <style:style style:name="P15" style:family="paragraph" style:parent-style-name="Standard">
      <style:text-properties fo:font-weight="normal" officeooo:paragraph-rsid="00062b97" style:font-weight-asian="normal" style:font-weight-complex="normal"/>
    </style:style>
    <style:style style:name="P16" style:family="paragraph" style:parent-style-name="Standard">
      <style:text-properties officeooo:rsid="000797d1" officeooo:paragraph-rsid="000797d1"/>
    </style:style>
    <style:style style:name="P17" style:family="paragraph" style:parent-style-name="Standard">
      <style:text-properties officeooo:paragraph-rsid="000b09bb"/>
    </style:style>
    <style:style style:name="P1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24292e" style:font-name="apple-system1" fo:font-size="11pt" fo:letter-spacing="normal" fo:font-style="normal" style:text-underline-style="solid" style:text-underline-width="auto" style:text-underline-color="font-color" fo:font-weight="bold" officeooo:rsid="001fc046" officeooo:paragraph-rsid="0004d3bb" style:font-name-asian="NSimSun" style:font-size-asian="11pt" style:font-weight-asian="bold" style:font-name-complex="Lucida Sans" style:font-size-complex="11pt" style:font-weight-complex="bold"/>
    </style:style>
    <style:style style:name="P19" style:family="paragraph" style:parent-style-name="Heading_20_4">
      <style:paragraph-properties fo:break-before="page"/>
      <style:text-properties fo:font-variant="normal" fo:text-transform="none" fo:color="#24292e" style:font-name="apple-system" fo:font-size="18pt" fo:letter-spacing="normal" fo:font-style="normal" fo:font-weight="normal" officeooo:paragraph-rsid="0004d3bb" style:font-size-asian="18pt" style:font-weight-asian="normal" style:font-size-complex="18pt" style:font-weight-complex="normal"/>
    </style:style>
    <style:style style:name="P20" style:family="paragraph" style:parent-style-name="Standard" style:list-style-name="L1">
      <style:text-properties officeooo:paragraph-rsid="001524d3"/>
    </style:style>
    <style:style style:name="P21" style:family="paragraph" style:parent-style-name="Standard" style:list-style-name="L1">
      <style:text-properties style:font-name="apple-system1" fo:font-size="11pt" style:text-underline-style="none" fo:font-weight="normal" officeooo:rsid="001fc046" officeooo:paragraph-rsid="0004d3bb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text-properties style:font-name="apple-system1" fo:font-size="11pt" style:text-underline-style="none" fo:font-weight="normal" officeooo:rsid="00219f48" officeooo:paragraph-rsid="0004d3bb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text-properties style:font-name="apple-system1" fo:font-size="11pt" style:text-underline-style="none" fo:font-weight="normal" officeooo:rsid="000be118" officeooo:paragraph-rsid="000be118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style:text-properties style:font-name="apple-system1" fo:font-size="11pt" style:text-underline-style="none" fo:font-weight="normal" officeooo:rsid="0022321f" officeooo:paragraph-rsid="0004d3bb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text-properties style:font-name="apple-system1" fo:font-size="11pt" style:text-underline-style="none" fo:font-weight="normal" officeooo:rsid="000c6fa4" officeooo:paragraph-rsid="000c6fa4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text-properties style:font-name="apple-system1" fo:font-size="11pt" style:text-underline-style="none" fo:font-weight="normal" officeooo:rsid="00106eef" officeooo:paragraph-rsid="00106eef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style:text-properties style:font-name="apple-system1" fo:font-size="11pt" officeooo:paragraph-rsid="0004d3bb" style:font-size-asian="11pt" style:font-size-complex="11pt"/>
    </style:style>
    <style:style style:name="P28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06d422" officeooo:paragraph-rsid="0006d422" style:font-name-asian="NSimSun" style:font-size-asian="11pt" style:font-weight-asian="normal" style:font-name-complex="Lucida Sans" style:font-size-complex="11pt" style:font-weight-complex="normal"/>
    </style:style>
    <style:style style:name="P29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06d422" officeooo:paragraph-rsid="0008ca08" style:font-name-asian="NSimSun" style:font-size-asian="11pt" style:font-weight-asian="normal" style:font-name-complex="Lucida Sans" style:font-size-complex="11pt" style:font-weight-complex="normal"/>
    </style:style>
    <style:style style:name="P30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0797d1" officeooo:paragraph-rsid="000797d1" style:font-name-asian="NSimSun" style:font-size-asian="11pt" style:font-weight-asian="normal" style:font-name-complex="Lucida Sans" style:font-size-complex="11pt" style:font-weight-complex="normal"/>
    </style:style>
    <style:style style:name="P31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52032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32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52032" officeooo:paragraph-rsid="000b09bb" style:font-name-asian="NSimSun" style:font-size-asian="11pt" style:font-weight-asian="normal" style:font-name-complex="Lucida Sans" style:font-size-complex="11pt" style:font-weight-complex="normal"/>
    </style:style>
    <style:style style:name="P33" style:family="paragraph" style:parent-style-name="Standard">
      <style:text-properties fo:font-variant="normal" fo:text-transform="none" fo:color="#24292e" style:font-name="apple-system1" fo:font-size="11pt" fo:letter-spacing="normal" fo:font-style="normal" style:text-underline-style="none" officeooo:rsid="000797d1" officeooo:paragraph-rsid="000797d1" style:font-name-asian="NSimSun" style:font-size-asian="11pt" style:font-name-complex="Lucida Sans" style:font-size-complex="11pt"/>
    </style:style>
    <style:style style:name="P34" style:family="paragraph" style:parent-style-name="Standard">
      <style:text-properties officeooo:paragraph-rsid="0004d3bb"/>
    </style:style>
    <style:style style:name="P35" style:family="paragraph" style:parent-style-name="Standard" style:list-style-name="L1">
      <style:text-properties fo:font-size="11pt" officeooo:paragraph-rsid="00106eef" style:font-size-asian="11pt" style:font-size-complex="11pt"/>
    </style:style>
    <style:style style:name="P36" style:family="paragraph" style:parent-style-name="Standard" style:list-style-name="L1">
      <style:text-properties fo:font-size="11pt" officeooo:paragraph-rsid="0004d3bb" style:font-size-asian="11pt" style:font-size-complex="11pt"/>
    </style:style>
    <style:style style:name="P37" style:family="paragraph" style:parent-style-name="Standard" style:list-style-name="L1">
      <style:text-properties fo:font-size="11pt" officeooo:paragraph-rsid="001687a8" style:font-size-asian="11pt" style:font-size-complex="11pt"/>
    </style:style>
    <style:style style:name="P38" style:family="paragraph" style:parent-style-name="Standard" style:list-style-name="L1">
      <style:text-properties fo:font-size="11pt" officeooo:rsid="0011427b" officeooo:paragraph-rsid="0011427b" style:font-size-asian="11pt" style:font-size-complex="11pt"/>
    </style:style>
    <style:style style:name="P39" style:family="paragraph" style:parent-style-name="Standard" style:list-style-name="L1">
      <style:text-properties fo:font-size="11pt" officeooo:rsid="000be118" officeooo:paragraph-rsid="000be118" style:font-size-asian="11pt" style:font-size-complex="11pt"/>
    </style:style>
    <style:style style:name="T1" style:family="text">
      <style:text-properties fo:font-variant="normal" fo:text-transform="none" fo:color="#24292e" style:font-name="apple-system1" fo:font-size="11pt" fo:letter-spacing="normal" fo:font-style="normal" style:text-underline-style="none" style:font-name-asian="NSimSun" style:font-size-asian="11pt" style:font-name-complex="Lucida Sans" style:font-size-complex="11pt"/>
    </style:style>
    <style:style style:name="T2" style:family="text">
      <style:text-properties fo:font-variant="normal" fo:text-transform="none" fo:color="#24292e" style:font-name="apple-system1" fo:font-size="11pt" fo:letter-spacing="normal" fo:font-style="normal" style:text-underline-style="none" officeooo:rsid="00235846" style:font-name-asian="NSimSun" style:font-size-asian="11pt" style:font-name-complex="Lucida Sans" style:font-size-complex="11pt"/>
    </style:style>
    <style:style style:name="T3" style:family="text">
      <style:text-properties fo:font-variant="normal" fo:text-transform="none" fo:color="#24292e" style:font-name="apple-system1" fo:font-size="11pt" fo:letter-spacing="normal" fo:font-style="normal" style:text-underline-style="none" officeooo:rsid="0006d422" style:font-name-asian="NSimSun" style:font-size-asian="11pt" style:font-name-complex="Lucida Sans" style:font-size-complex="11pt"/>
    </style:style>
    <style:style style:name="T4" style:family="text">
      <style:text-properties fo:font-variant="normal" fo:text-transform="none" fo:color="#24292e" style:font-name="apple-system1" fo:font-size="11pt" fo:letter-spacing="normal" fo:font-style="normal" style:text-underline-style="none" officeooo:rsid="000797d1" style:font-name-asian="NSimSun" style:font-size-asian="11pt" style:font-name-complex="Lucida Sans" style:font-size-complex="11pt"/>
    </style:style>
    <style:style style:name="T5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style:font-name-asian="NSimSun" style:font-size-asian="11pt" style:font-weight-asian="normal" style:font-name-complex="Lucida Sans" style:font-size-complex="11pt" style:font-weight-complex="normal"/>
    </style:style>
    <style:style style:name="T6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278e5" style:font-name-asian="NSimSun" style:font-size-asian="11pt" style:font-weight-asian="normal" style:font-name-complex="Lucida Sans" style:font-size-complex="11pt" style:font-weight-complex="normal"/>
    </style:style>
    <style:style style:name="T7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35846" style:font-name-asian="NSimSun" style:font-size-asian="11pt" style:font-weight-asian="normal" style:font-name-complex="Lucida Sans" style:font-size-complex="11pt" style:font-weight-complex="normal"/>
    </style:style>
    <style:style style:name="T8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52032" style:font-name-asian="NSimSun" style:font-size-asian="11pt" style:font-weight-asian="normal" style:font-name-complex="Lucida Sans" style:font-size-complex="11pt" style:font-weight-complex="normal"/>
    </style:style>
    <style:style style:name="T9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officeooo:rsid="0026c7cb" style:font-name-asian="NSimSun" style:font-size-asian="11pt" style:font-weight-asian="normal" style:font-name-complex="Lucida Sans" style:font-size-complex="11pt" style:font-weight-complex="normal"/>
    </style:style>
    <style:style style:name="T10" style:family="text">
      <style:text-properties fo:font-variant="normal" fo:text-transform="none" fo:color="#24292e" style:font-name="apple-system1" fo:font-size="11pt" fo:letter-spacing="normal" fo:font-style="normal" style:text-underline-style="none" fo:font-weight="normal" officeooo:rsid="000b09bb" style:font-name-asian="NSimSun" style:font-size-asian="11pt" style:font-weight-asian="normal" style:font-name-complex="Lucida Sans" style:font-size-complex="11pt" style:font-weight-complex="normal"/>
    </style:style>
    <style:style style:name="T11" style:family="text">
      <style:text-properties fo:font-variant="normal" fo:text-transform="none" fo:color="#24292e" style:font-name="apple-system1" fo:font-size="11pt" fo:letter-spacing="normal" fo:font-style="normal" style:text-underline-style="none" fo:font-weight="bold" style:font-name-asian="NSimSun" style:font-size-asian="11pt" style:font-weight-asian="bold" style:font-name-complex="Lucida Sans" style:font-size-complex="11pt" style:font-weight-complex="bold"/>
    </style:style>
    <style:style style:name="T12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2278e5" style:font-name-asian="NSimSun" style:font-size-asian="11pt" style:font-weight-asian="bold" style:font-name-complex="Lucida Sans" style:font-size-complex="11pt" style:font-weight-complex="bold"/>
    </style:style>
    <style:style style:name="T13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1c0f43" style:font-name-asian="NSimSun" style:font-size-asian="11pt" style:font-weight-asian="bold" style:font-name-complex="Lucida Sans" style:font-size-complex="11pt" style:font-weight-complex="bold"/>
    </style:style>
    <style:style style:name="T14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235846" style:font-name-asian="NSimSun" style:font-size-asian="11pt" style:font-weight-asian="bold" style:font-name-complex="Lucida Sans" style:font-size-complex="11pt" style:font-weight-complex="bold"/>
    </style:style>
    <style:style style:name="T15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252032" style:font-name-asian="NSimSun" style:font-size-asian="11pt" style:font-weight-asian="bold" style:font-name-complex="Lucida Sans" style:font-size-complex="11pt" style:font-weight-complex="bold"/>
    </style:style>
    <style:style style:name="T16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26c7cb" style:font-name-asian="NSimSun" style:font-size-asian="11pt" style:font-weight-asian="bold" style:font-name-complex="Lucida Sans" style:font-size-complex="11pt" style:font-weight-complex="bold"/>
    </style:style>
    <style:style style:name="T17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06d422" style:font-name-asian="NSimSun" style:font-size-asian="11pt" style:font-weight-asian="bold" style:font-name-complex="Lucida Sans" style:font-size-complex="11pt" style:font-weight-complex="bold"/>
    </style:style>
    <style:style style:name="T18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08ca08" style:font-name-asian="NSimSun" style:font-size-asian="11pt" style:font-weight-asian="bold" style:font-name-complex="Lucida Sans" style:font-size-complex="11pt" style:font-weight-complex="bold"/>
    </style:style>
    <style:style style:name="T19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09859c" style:font-name-asian="NSimSun" style:font-size-asian="11pt" style:font-weight-asian="bold" style:font-name-complex="Lucida Sans" style:font-size-complex="11pt" style:font-weight-complex="bold"/>
    </style:style>
    <style:style style:name="T20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0797d1" style:font-name-asian="NSimSun" style:font-size-asian="11pt" style:font-weight-asian="bold" style:font-name-complex="Lucida Sans" style:font-size-complex="11pt" style:font-weight-complex="bold"/>
    </style:style>
    <style:style style:name="T21" style:family="text">
      <style:text-properties fo:font-variant="normal" fo:text-transform="none" fo:color="#24292e" style:font-name="apple-system1" fo:font-size="11pt" fo:letter-spacing="normal" fo:font-style="normal" style:text-underline-style="none" fo:font-weight="bold" officeooo:rsid="000c6fa4" style:font-name-asian="NSimSun" style:font-size-asian="11pt" style:font-weight-asian="bold" style:font-name-complex="Lucida Sans" style:font-size-complex="11pt" style:font-weight-complex="bold"/>
    </style:style>
    <style:style style:name="T22" style:family="text">
      <style:text-properties fo:font-variant="normal" fo:text-transform="none" fo:color="#24292e" style:font-name="apple-system1" fo:font-size="11pt" fo:letter-spacing="normal" fo:font-style="normal" style:text-underline-style="solid" style:text-underline-width="auto" style:text-underline-color="font-color" fo:font-weight="bold" officeooo:rsid="001fc046" style:font-name-asian="NSimSun" style:font-size-asian="11pt" style:font-weight-asian="bold" style:font-name-complex="Lucida Sans" style:font-size-complex="11pt" style:font-weight-complex="bold"/>
    </style:style>
    <style:style style:name="T23" style:family="text">
      <style:text-properties fo:font-variant="normal" fo:text-transform="none" fo:color="#24292e" style:font-name="apple-system1" fo:font-size="11pt" fo:letter-spacing="normal" fo:font-style="normal" style:text-underline-style="solid" style:text-underline-width="auto" style:text-underline-color="font-color" fo:font-weight="bold" officeooo:rsid="001c0f43" style:font-name-asian="NSimSun" style:font-size-asian="11pt" style:font-weight-asian="bold" style:font-name-complex="Lucida Sans" style:font-size-complex="11pt" style:font-weight-complex="bold"/>
    </style:style>
    <style:style style:name="T24" style:family="text">
      <style:text-properties fo:font-variant="normal" fo:text-transform="none" fo:color="#24292e" style:font-name="apple-system1" fo:font-size="11pt" fo:letter-spacing="normal" fo:font-style="normal" style:text-underline-style="solid" style:text-underline-width="auto" style:text-underline-color="font-color" fo:font-weight="bold" officeooo:rsid="002278e5" style:font-name-asian="NSimSun" style:font-size-asian="11pt" style:font-weight-asian="bold" style:font-name-complex="Lucida Sans" style:font-size-complex="11pt" style:font-weight-complex="bold"/>
    </style:style>
    <style:style style:name="T25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6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officeooo:rsid="0006d422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7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officeooo:rsid="001c0f43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8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officeooo:rsid="000797d1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9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officeooo:rsid="00252032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0" style:family="text">
      <style:text-properties fo:font-variant="normal" fo:text-transform="none" fo:color="#24292e" style:font-name="apple-system1" fo:font-size="11pt" fo:letter-spacing="normal" fo:font-style="italic" style:text-underline-style="none" fo:font-weight="normal" officeooo:rsid="000b09bb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1" style:family="text">
      <style:text-properties style:font-name="apple-system1" style:text-underline-style="solid" style:text-underline-width="auto" style:text-underline-color="font-color" fo:font-weight="bold" officeooo:rsid="001fc046" style:font-weight-asian="bold" style:font-weight-complex="bold"/>
    </style:style>
    <style:style style:name="T32" style:family="text">
      <style:text-properties style:font-name="apple-system1" style:text-underline-style="solid" style:text-underline-width="auto" style:text-underline-color="font-color" fo:font-weight="bold" officeooo:rsid="001c0f43" style:font-weight-asian="bold" style:font-weight-complex="bold"/>
    </style:style>
    <style:style style:name="T33" style:family="text">
      <style:text-properties style:font-name="apple-system1" officeooo:rsid="001c0f43"/>
    </style:style>
    <style:style style:name="T34" style:family="text">
      <style:text-properties style:font-name="apple-system1" fo:font-weight="bold" officeooo:rsid="001c0f43" style:font-weight-asian="bold" style:font-weight-complex="bold"/>
    </style:style>
    <style:style style:name="T35" style:family="text">
      <style:text-properties style:font-name="apple-system1" fo:font-weight="bold" officeooo:rsid="001e1056" style:font-weight-asian="bold" style:font-weight-complex="bold"/>
    </style:style>
    <style:style style:name="T36" style:family="text">
      <style:text-properties style:font-name="apple-system1" fo:font-weight="bold" officeooo:rsid="00062b97" style:font-weight-asian="bold" style:font-weight-complex="bold"/>
    </style:style>
    <style:style style:name="T37" style:family="text">
      <style:text-properties style:font-name="apple-system1" fo:font-size="11pt" style:text-underline-style="solid" style:text-underline-width="auto" style:text-underline-color="font-color" fo:font-weight="bold" officeooo:rsid="001fc046" style:font-size-asian="11pt" style:font-weight-asian="bold" style:font-size-complex="11pt" style:font-weight-complex="bold"/>
    </style:style>
    <style:style style:name="T38" style:family="text">
      <style:text-properties style:font-name="apple-system1" fo:font-size="11pt" style:text-underline-style="solid" style:text-underline-width="auto" style:text-underline-color="font-color" fo:font-weight="bold" officeooo:rsid="001c0f43" style:font-size-asian="11pt" style:font-weight-asian="bold" style:font-size-complex="11pt" style:font-weight-complex="bold"/>
    </style:style>
    <style:style style:name="T39" style:family="text">
      <style:text-properties style:font-name="apple-system1" fo:font-size="11pt" style:text-underline-style="none" officeooo:rsid="001c0f43" style:font-size-asian="11pt" style:font-size-complex="11pt"/>
    </style:style>
    <style:style style:name="T40" style:family="text">
      <style:text-properties style:font-name="apple-system1" fo:font-size="11pt" style:text-underline-style="none" officeooo:rsid="00062b97" style:font-size-asian="11pt" style:font-size-complex="11pt"/>
    </style:style>
    <style:style style:name="T41" style:family="text">
      <style:text-properties style:font-name="apple-system1" fo:font-size="11pt" style:text-underline-style="none" fo:font-weight="normal" style:font-size-asian="11pt" style:font-weight-asian="normal" style:font-size-complex="11pt" style:font-weight-complex="normal"/>
    </style:style>
    <style:style style:name="T42" style:family="text">
      <style:text-properties style:font-name="apple-system1" fo:font-size="11pt" style:text-underline-style="none" fo:font-weight="normal" officeooo:rsid="00219f48" style:font-size-asian="11pt" style:font-weight-asian="normal" style:font-size-complex="11pt" style:font-weight-complex="normal"/>
    </style:style>
    <style:style style:name="T43" style:family="text">
      <style:text-properties style:font-name="apple-system1" fo:font-size="11pt" style:text-underline-style="none" fo:font-weight="normal" officeooo:rsid="000be118" style:font-size-asian="11pt" style:font-weight-asian="normal" style:font-size-complex="11pt" style:font-weight-complex="normal"/>
    </style:style>
    <style:style style:name="T44" style:family="text">
      <style:text-properties style:font-name="apple-system1" fo:font-size="11pt" style:text-underline-style="none" fo:font-weight="normal" officeooo:rsid="00106eef" style:font-size-asian="11pt" style:font-weight-asian="normal" style:font-size-complex="11pt" style:font-weight-complex="normal"/>
    </style:style>
    <style:style style:name="T45" style:family="text">
      <style:text-properties style:font-name="apple-system1" fo:font-size="11pt" style:text-underline-style="none" fo:font-weight="normal" officeooo:rsid="00133271" style:font-size-asian="11pt" style:font-weight-asian="normal" style:font-size-complex="11pt" style:font-weight-complex="normal"/>
    </style:style>
    <style:style style:name="T46" style:family="text">
      <style:text-properties style:font-name="apple-system1" fo:font-size="11pt" style:text-underline-style="none" fo:font-weight="normal" officeooo:rsid="001524d3" style:font-size-asian="11pt" style:font-weight-asian="normal" style:font-size-complex="11pt" style:font-weight-complex="normal"/>
    </style:style>
    <style:style style:name="T47" style:family="text">
      <style:text-properties style:font-name="apple-system1" style:text-underline-style="none" fo:font-weight="normal" style:font-weight-asian="normal" style:font-weight-complex="normal"/>
    </style:style>
    <style:style style:name="T48" style:family="text">
      <style:text-properties style:font-name="apple-system1" style:text-underline-style="none" fo:font-weight="normal" officeooo:rsid="00106eef" style:font-weight-asian="normal" style:font-weight-complex="normal"/>
    </style:style>
    <style:style style:name="T49" style:family="text">
      <style:text-properties style:font-name="apple-system1" style:text-underline-style="none" fo:font-weight="normal" officeooo:rsid="00219f48" style:font-weight-asian="normal" style:font-weight-complex="normal"/>
    </style:style>
    <style:style style:name="T50" style:family="text">
      <style:text-properties style:font-name="apple-system1" style:text-underline-style="none" fo:font-weight="normal" officeooo:rsid="000be118" style:font-weight-asian="normal" style:font-weight-complex="normal"/>
    </style:style>
    <style:style style:name="T51" style:family="text">
      <style:text-properties style:font-name="apple-system1" style:text-underline-style="none" fo:font-weight="normal" officeooo:rsid="00133271" style:font-weight-asian="normal" style:font-weight-complex="normal"/>
    </style:style>
    <style:style style:name="T52" style:family="text">
      <style:text-properties style:font-name="apple-system1" style:text-underline-style="none" fo:font-weight="normal" officeooo:rsid="001687a8" style:font-weight-asian="normal" style:font-weight-complex="normal"/>
    </style:style>
    <style:style style:name="T53" style:family="text">
      <style:text-properties officeooo:rsid="00219f48"/>
    </style:style>
    <style:style style:name="T54" style:family="text">
      <style:text-properties officeooo:rsid="002278e5"/>
    </style:style>
    <style:style style:name="T55" style:family="text">
      <style:text-properties officeooo:rsid="00062b97"/>
    </style:style>
    <style:style style:name="T56" style:family="text">
      <style:text-properties officeooo:rsid="0006d422"/>
    </style:style>
    <style:style style:name="T57" style:family="text">
      <style:text-properties officeooo:rsid="001524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4">Cas d’utilisation</text:h>
      <text:p text:style-name="P1">1) Description</text:p>
      <text:p text:style-name="P1"/>
      <text:p text:style-name="P2">Ce cas d’utilisation permet de saisir la création d’une commande d’un point de vue commercial.</text:p>
      <text:p text:style-name="P2"/>
      <text:p text:style-name="P7"><text:span text:style-name="T31">2</text:span><text:span text:style-name="T32">) Flux d’évènements</text:span></text:p>
      <text:p text:style-name="P1"/>
      <text:p text:style-name="P8"><text:span text:style-name="T33"><text:tab/></text:span><text:span text:style-name="T34">a. Conditions</text:span></text:p>
      <text:p text:style-name="P15"><text:span text:style-name="T39">L</text:span><text:span text:style-name="T40">e commercial doit être connecté au système.</text:span></text:p>
      <text:p text:style-name="P2">Seul un commercial peut opérer cette saisie.</text:p>
      <text:p text:style-name="P2">Le client doit déjà être enregist<text:span text:style-name="T55">r</text:span>é.</text:p>
      <text:p text:style-name="P5">Le client est un professionnel.</text:p>
      <text:p text:style-name="P4">La commande ne concerne qu’un produit.</text:p>
      <text:p text:style-name="P6"/>
      <text:p text:style-name="P8"><text:span text:style-name="T34"><text:tab/></text:span><text:span text:style-name="T35">b</text:span><text:span text:style-name="T34">. </text:span><text:span text:style-name="T35">R</text:span><text:span text:style-name="T36">é</text:span><text:span text:style-name="T35">sultats</text:span></text:p>
      <text:p text:style-name="P3">Une commande est enregistrée.</text:p>
      <text:p text:style-name="P3">Un bon de livraison et une facture sont édités.</text:p>
      <text:p text:style-name="P2"/>
      <text:p text:style-name="P9"><text:span text:style-name="T37">3</text:span><text:span text:style-name="T38">) Flo</text:span><text:span text:style-name="T37">t Nominal</text:span></text:p>
      <text:p text:style-name="P3"/>
      <text:list xml:id="list2564946775" text:style-name="L1">
        <text:list-item>
          <text:p text:style-name="P21">Le commercial ouvre le module de gestion de commande.</text:p>
        </text:list-item>
        <text:list-item>
          <text:p text:style-name="P21">Le système lui affiche un formulaire de commande vierge.</text:p>
        </text:list-item>
        <text:list-item>
          <text:p text:style-name="P21">Le commercial saisit la référence du client.</text:p>
        </text:list-item>
        <text:list-item>
          <text:p text:style-name="P21">Le système contrôle l’existence de la référence.</text:p>
        </text:list-item>
        <text:list-item>
          <text:p text:style-name="P21">Le système remplit les champs de coordonnées du client automatiquement <text:span text:style-name="T53">(nom, prénom, adresse de facturation, adresse de livraison).</text:span></text:p>
        </text:list-item>
        <text:list-item>
          <text:p text:style-name="P22">Le commercial v<text:span text:style-name="T56">alide</text:span> les coordonnées du client.</text:p>
          <text:p text:style-name="P22"/>
        </text:list-item>
        <text:list-item>
          <text:p text:style-name="P35"><text:span text:style-name="T48">Le système affiche la feuille de commande. </text:span></text:p>
        </text:list-item>
        <text:list-item>
          <text:p text:style-name="P27">Le commercial saisit la référence du produit.</text:p>
        </text:list-item>
        <text:list-item>
          <text:p text:style-name="P22">Le système contrôle l’existence de la référence.</text:p>
        </text:list-item>
        <text:list-item>
          <text:p text:style-name="P22">Le système affiche les informations du produit.</text:p>
        </text:list-item>
        <text:list-item>
          <text:p text:style-name="P22">Le commercial entre la quantité d’article voulue.</text:p>
        </text:list-item>
        <text:list-item>
          <text:p text:style-name="P26">Le système vérifie la disponibilité en stock.</text:p>
        </text:list-item>
        <text:list-item>
          <text:p text:style-name="P36"><text:span text:style-name="T49">Le système calcul et affiche le prix </text:span><text:span text:style-name="T50">HT et </text:span><text:span text:style-name="T49">T</text:span><text:span text:style-name="T50">TC</text:span><text:span text:style-name="T49"> de la commande.</text:span></text:p>
        </text:list-item>
        <text:list-item>
          <text:p text:style-name="P38"><text:span text:style-name="T49">L</text:span><text:span text:style-name="T47">e commercial valide </text:span><text:span text:style-name="T51">la liste des produits.</text:span></text:p>
          <text:p text:style-name="P38"><text:span text:style-name="T51"/></text:p>
        </text:list-item>
        <text:list-item>
          <text:p text:style-name="P39"><text:span text:style-name="T49">L</text:span><text:span text:style-name="T47">e système propose la saisie d’une réduction.</text:span></text:p>
        </text:list-item>
        <text:list-item>
          <text:p text:style-name="P23">Le commercial saisit la réduction.</text:p>
        </text:list-item>
        <text:list-item>
          <text:p text:style-name="P23">Le système affiche le prix recalculé.</text:p>
        </text:list-item>
        <text:list-item>
          <text:p text:style-name="P37"><text:span text:style-name="T52">Le commercial confirme la commande.</text:span></text:p>
          <text:p text:style-name="P22"/>
        </text:list-item>
        <text:list-item>
          <text:p text:style-name="P22">Le système enregistre la commande et lui attribue un numéro.</text:p>
        </text:list-item>
        <text:list-item>
          <text:p text:style-name="P24">Le système édite un bon de commande.</text:p>
        </text:list-item>
        <text:list-item>
          <text:p text:style-name="P24">Le système édite une facture.</text:p>
        </text:list-item>
        <text:list-item>
          <text:p text:style-name="P20"><text:span text:style-name="T46">Le système affiche que tout a était validé</text:span></text:p>
        </text:list-item>
        <text:list-item>
          <text:p text:style-name="P25">Le cas d’utilisation prend fin.</text:p>
        </text:list-item>
      </text:list>
      <text:p text:style-name="P18"/>
      <text:p text:style-name="P9"><text:soft-page-break/><text:span text:style-name="T22">3</text:span><text:span text:style-name="T23">) Flo</text:span><text:span text:style-name="T22">ts </text:span><text:span text:style-name="T24">alternatifs</text:span></text:p>
      <text:p text:style-name="P10"/>
      <text:p text:style-name="P9"><text:span text:style-name="T6"><text:tab/></text:span><text:span text:style-name="T17">5 </text:span><text:span text:style-name="T13">a. </text:span><text:span text:style-name="T12">La </text:span><text:span text:style-name="T17">référence client est erronée.</text:span></text:p>
      <text:p text:style-name="P28">Le système affiche un message d’erreur.</text:p>
      <text:p text:style-name="P28">Retour à l’étape 3 du flot nominal avec une mise en évidence du champ erroné.</text:p>
      <text:p text:style-name="P11"/>
      <text:p text:style-name="P9"><text:span text:style-name="T6"><text:tab/></text:span><text:span text:style-name="T17">6 a</text:span><text:span text:style-name="T13">. </text:span><text:span text:style-name="T12">Les coordonnées du client sont erronées</text:span></text:p>
      <text:p text:style-name="P9"><text:span text:style-name="T2">L</text:span><text:span text:style-name="T1">e commercial m</text:span><text:span text:style-name="T4">odifie les informations</text:span><text:span text:style-name="T1"> du client </text:span><text:span text:style-name="T3">et valide</text:span><text:span text:style-name="T1">.</text:span></text:p>
      <text:p text:style-name="P33">Le système propose de mettre à jour la fiche du client.</text:p>
      <text:p text:style-name="P33"/>
      <text:p text:style-name="P16"><text:span text:style-name="T1"><text:tab/><text:tab/></text:span><text:span text:style-name="T26">6 a </text:span><text:span text:style-name="T25">1</text:span><text:span text:style-name="T27">. </text:span><text:span text:style-name="T25">Le commercial valide la mise à jour</text:span></text:p>
      <text:p text:style-name="P16"><text:span text:style-name="T11"><text:tab/></text:span><text:span text:style-name="T5">Le système met la fiche du client à jour.</text:span></text:p>
      <text:p text:style-name="P30"><text:tab/>Retour au flot nominal</text:p>
      <text:p text:style-name="P30"/>
      <text:p text:style-name="P16"><text:span text:style-name="T26"><text:tab/><text:tab/>6 a </text:span><text:span text:style-name="T25">2</text:span><text:span text:style-name="T27">. </text:span><text:span text:style-name="T25">Le commercial ne valide pas la mise à jour</text:span></text:p>
      <text:p text:style-name="P30"><text:tab/>Retour au flot nominal</text:p>
      <text:p text:style-name="P14"/>
      <text:p text:style-name="P9"><text:span text:style-name="T12"><text:tab/></text:span><text:span text:style-name="T18">9 a</text:span><text:span text:style-name="T13">. </text:span><text:span text:style-name="T12">L</text:span><text:span text:style-name="T17">a</text:span><text:span text:style-name="T12"> r</text:span><text:span text:style-name="T14">éférence du produit </text:span><text:span text:style-name="T18">est</text:span><text:span text:style-name="T14"> incorrecte</text:span></text:p>
      <text:p text:style-name="P9"><text:span text:style-name="T6">Le </text:span><text:span text:style-name="T7">système affiche un message d’erreur.</text:span></text:p>
      <text:p text:style-name="P29">Retour à l’étape 7 du flot nominal avec une mise en évidence du champ erroné.</text:p>
      <text:p text:style-name="P14"/>
      <text:p text:style-name="P9"><text:span text:style-name="T12"><text:tab/></text:span><text:span text:style-name="T19">10 a</text:span><text:span text:style-name="T13">. </text:span><text:span text:style-name="T12">I</text:span><text:span text:style-name="T15">l n’y a pas la q</text:span><text:span text:style-name="T19">uantité demandée</text:span><text:span text:style-name="T15"> en stock</text:span></text:p>
      <text:p text:style-name="P9"><text:span text:style-name="T6">Le système r</text:span><text:span text:style-name="T8">echerche le délai d’approvisionnement.</text:span></text:p>
      <text:p text:style-name="P13"/>
      <text:p text:style-name="P17"><text:span text:style-name="T8"><text:tab/><text:tab/></text:span><text:span text:style-name="T30">10</text:span><text:span text:style-name="T26"> a </text:span><text:span text:style-name="T28">1</text:span><text:span text:style-name="T27">. </text:span><text:span text:style-name="T30">L</text:span><text:span text:style-name="T29">e délai est accepté par le client</text:span></text:p>
      <text:p text:style-name="P17"><text:span text:style-name="T20"><text:tab/></text:span><text:span text:style-name="T10">L</text:span><text:span text:style-name="T8">e f</text:span><text:span text:style-name="T10">lot nominal</text:span><text:span text:style-name="T8"> reprend.</text:span></text:p>
      <text:p text:style-name="P32"/>
      <text:p text:style-name="P17"><text:span text:style-name="T8"><text:tab/><text:tab/></text:span><text:span text:style-name="T30">10</text:span><text:span text:style-name="T26"> a </text:span><text:span text:style-name="T30">2</text:span><text:span text:style-name="T27">. </text:span><text:span text:style-name="T30">L</text:span><text:span text:style-name="T29">e délai </text:span><text:span text:style-name="T30">n’</text:span><text:span text:style-name="T29">est </text:span><text:span text:style-name="T30">pas</text:span><text:span text:style-name="T29"> accepté par le client</text:span></text:p>
      <text:p text:style-name="P17"><text:span text:style-name="T20"><text:tab/></text:span><text:span text:style-name="T10">Le cas d’utilisation prend fin</text:span><text:span text:style-name="T8">.</text:span></text:p>
      <text:p text:style-name="P13"/>
      <text:p text:style-name="P9"><text:span text:style-name="T8"><text:tab/></text:span><text:span text:style-name="T21">15 a</text:span><text:span text:style-name="T13">. </text:span><text:span text:style-name="T15">La </text:span><text:span text:style-name="T16">commande n’est pas confirmée</text:span></text:p>
      <text:p text:style-name="P9"><text:span text:style-name="T6">Le c</text:span><text:span text:style-name="T9">as d’utilisation prend fin</text:span><text:span text:style-name="T8">.</text:span></text:p>
      <text:p text:style-name="P13"/>
      <text:p text:style-name="P9"><text:span text:style-name="T8"><text:tab/></text:span><text:span text:style-name="T16">N </text:span><text:span text:style-name="T21">a</text:span><text:span text:style-name="T13">. </text:span><text:span text:style-name="T15">A</text:span><text:span text:style-name="T16">bandon à tout moment du processus</text:span></text:p>
      <text:p text:style-name="P12">Le cas <text:s/>d’utilisation prend f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erdana" svg:font-family="Verdana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apple-system1" svg:font-family="apple-system, BlinkMacSystemFont, 'Segoe UI', Helvetica, Arial, sans-serif, 'Apple Color Emoji', 'Segoe UI Emoji'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21:21:43.308000000</meta:creation-date>
    <dc:date>2020-06-16T15:36:49.695000000</dc:date>
    <meta:editing-duration>PT16M10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62" meta:word-count="472" meta:character-count="2693" meta:non-whitespace-character-count="2283"/>
  </office:meta>
</office:document-meta>
</file>